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 style:list-style-name="L1">
      <style:paragraph-properties fo:text-align="justify" style:justify-single-word="false"/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s | Szenarien</text:p>
      <text:p text:style-name="P1"/>
      <text:p text:style-name="P2">Use Case – Log in</text:p>
      <text:p text:style-name="P2"/>
      <text:p text:style-name="P1">User Intention<text:tab/><text:tab/><text:tab/><text:tab/><text:tab/>System Responsibility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list xml:id="list7047326249134509776" text:style-name="L1">
              <text:list-item>
                <text:p text:style-name="P8">Einmeldefenster öffnen</text:p>
              </text:list-item>
            </text:list>
            <text:p text:style-name="P4"/>
            <text:list xml:id="list34444651" text:continue-numbering="true" text:style-name="L1">
              <text:list-item>
                <text:p text:style-name="P8">Nutzer gibt KFZ Identifikation / Nutzername an und sendet diese ab</text:p>
              </text:list-item>
            </text:list>
          </table:table-cell>
          <table:table-cell table:style-name="Tabelle1.B1" office:value-type="string">
            <text:list xml:id="list34461524" text:continue-numbering="true" text:style-name="L1">
              <text:list-item>
                <text:p text:style-name="P8">Anmeldefenster wird geöffnet und angezeigt</text:p>
              </text:list-item>
              <text:list-item>
                <text:p text:style-name="P8">Identität wird überprüft</text:p>
                <text:p text:style-name="P8">Ggf. Fehlermeldung anzeigen</text:p>
              </text:list-item>
              <text:list-item>
                <text:p text:style-name="P8">Bei Erfolg Weiterleitung zu eigenem Profil</text:p>
              </text:list-item>
            </text:list>
          </table:table-cell>
        </table:table-row>
      </table:table>
      <text:p text:style-name="P1"/>
      <text:p text:style-name="P2">Use Case – Kommunikation an User</text:p>
      <text:p text:style-name="P2"/>
      <text:p text:style-name="P1">User Intention<text:tab/><text:tab/><text:tab/><text:tab/><text:tab/>System Responsibility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list xml:id="list34448159" text:continue-numbering="true" text:style-name="L1">
              <text:list-item>
                <text:p text:style-name="P8">Nutzerprofil wird angewählt</text:p>
              </text:list-item>
            </text:list>
            <text:p text:style-name="P4"/>
            <text:p text:style-name="P4"/>
            <text:list xml:id="list34446172" text:continue-numbering="true" text:style-name="L1">
              <text:list-item>
                <text:p text:style-name="P8">Auswahl einer Nachrichtenoption</text:p>
              </text:list-item>
              <text:list-item>
                <text:p text:style-name="P8">Schreiben einer Nachricht und absenden der Nachricht</text:p>
              </text:list-item>
            </text:list>
          </table:table-cell>
          <table:table-cell table:style-name="Tabelle2.B1" office:value-type="string">
            <text:list xml:id="list34451261" text:continue-numbering="true" text:style-name="L1">
              <text:list-item>
                <text:p text:style-name="P8">Anzeige des anderen Nutzers</text:p>
              </text:list-item>
              <text:list-item>
                <text:p text:style-name="P8">Anzeige aus unterschiedlichen Nachrichtenoptionen</text:p>
              </text:list-item>
              <text:list-item>
                <text:p text:style-name="P8">Nachrichtenfenster anzeigen</text:p>
              </text:list-item>
              <text:list-item>
                <text:p text:style-name="P8">Absenden der Nachricht an Empfängernutzer und Optionale Eilmitteilung an diesen</text:p>
              </text:list-item>
            </text:list>
          </table:table-cell>
        </table:table-row>
      </table:table>
      <text:p text:style-name="P1"/>
      <text:p text:style-name="P2">Use Case – Smart – parking – Navigation</text:p>
      <text:p text:style-name="P2"/>
      <text:p text:style-name="P1">User Intention<text:tab/><text:tab/><text:tab/><text:tab/><text:tab/>System Responsibility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list xml:id="list34443135" text:continue-numbering="true" text:style-name="L1">
              <text:list-item>
                <text:p text:style-name="P8">Auswahl einer smart-parking<text:line-break/>Eingrenzung der Parkplatzsuche </text:p>
              </text:list-item>
            </text:list>
            <text:p text:style-name="P4"/>
            <text:list xml:id="list34448888" text:continue-numbering="true" text:style-name="L1">
              <text:list-item>
                <text:p text:style-name="P8">Auswahl des Parkplatzes</text:p>
              </text:list-item>
            </text:list>
          </table:table-cell>
          <table:table-cell table:style-name="Tabelle3.B1" office:value-type="string">
            <text:list xml:id="list34462723" text:continue-numbering="true" text:style-name="L1">
              <text:list-item>
                <text:p text:style-name="P8">Anzeige des nächstmöglichen Parkplatz unter Berücksichtigung der Parkplatzbelegung</text:p>
              </text:list-item>
              <text:list-item>
                <text:p text:style-name="P8">Navigationsfunktion zu dem ausgewählten Parkplatz </text:p>
              </text:list-item>
            </text:list>
          </table:table-cell>
        </table:table-row>
      </table:table>
      <text:p text:style-name="P1"/>
      <text:p text:style-name="P2">Use Case – Auto wiederfinden – Parkzeitwecker</text:p>
      <text:p text:style-name="P2"/>
      <text:p text:style-name="P1">User Intention<text:tab/><text:tab/><text:tab/><text:tab/><text:tab/>System Responsibility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list xml:id="list34451440" text:continue-numbering="true" text:style-name="L1">
              <text:list-item>
                <text:p text:style-name="P8">Vermerk des Parkortes beim Parken inklusive Zusatzinformationen (z.B. Parkdeck/Etage/Parkdauer)</text:p>
              </text:list-item>
            </text:list>
            <text:p text:style-name="P4"/>
            <text:list xml:id="list34466481" text:continue-numbering="true" text:style-name="L1">
              <text:list-header>
                <text:p text:style-name="P8"/>
              </text:list-header>
              <text:list-item>
                <text:p text:style-name="P8">Rückweg vornehmen</text:p>
                <text:p text:style-name="P8"/>
              </text:list-item>
            </text:list>
          </table:table-cell>
          <table:table-cell table:style-name="Tabelle4.B1" office:value-type="string">
            <text:list xml:id="list34442449" text:continue-numbering="true" text:style-name="L1">
              <text:list-item>
                <text:p text:style-name="P8">Speicherung des Ortes und zusätzlichen Informationen </text:p>
              </text:list-item>
              <text:list-item>
                <text:p text:style-name="P8">Berechnung der übrigen Parkdauer unter Berücksichtigung des</text:p>
                <text:p text:style-name="P8">Rückweges</text:p>
              </text:list-item>
              <text:list-item>
                <text:p text:style-name="P8">Anzeige des Rückweges und der übrigen Zeit</text:p>
                <text:p text:style-name="P8"><text:s/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 Schneider</meta:initial-creator>
    <meta:creation-date>2015-10-16T10:56:15.24</meta:creation-date>
    <dc:date>2015-11-24T14:29:05.11</dc:date>
    <meta:editing-duration>PT1H9M15S</meta:editing-duration>
    <meta:editing-cycles>5</meta:editing-cycles>
    <meta:generator>OpenOffice/4.1.1$Win32 OpenOffice.org_project/411m6$Build-9775</meta:generator>
    <meta:document-statistic meta:table-count="4" meta:image-count="0" meta:object-count="0" meta:page-count="1" meta:paragraph-count="33" meta:word-count="187" meta:character-count="1343"/>
  </office:meta>
</office:document-meta>
</file>